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chronousLooper.getTimeSt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ousLoop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ousLooper.star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ynchronousLooper.SynchronousLoo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nchronousLooper.setTimeStep( double timeSte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